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Map.LRU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processRemovedLRU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RU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RUMap.writeExternal( ObjectOutput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RUMap.getMaximu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LRUMap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readExternal( ObjectInput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RUMap.setMaximumSize( int maximum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RUMap.removeLR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RU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